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break-before="auto" fo:break-after="auto" style:writing-mode="lr-tb"/>
    </style:style>
    <style:style style:name="P2" style:family="paragraph" style:parent-style-name="Standard">
      <style:paragraph-properties fo:margin-top="0cm" fo:margin-bottom="0cm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 style:master-page-name="Standard">
      <style:paragraph-properties fo:margin-top="0cm" fo:margin-bottom="0cm" fo:line-height="100%" style:page-number="auto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</style:style>
    <style:style style:name="P8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9" style:family="paragraph" style:parent-style-name="Standard">
      <style:paragraph-properties fo:line-height="150%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fo:color="#222222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Aluno</text:span><text:span text:style-name="T1">: José Leonardo Anselmo Sarmento Monteiro <text:s text:c="2"/><text:tab/><text:tab/><text:tab/></text:span><text:span text:style-name="T2">Data: 11/01/2013</text:span></text:p>
      <text:p text:style-name="P4"><text:span text:style-name="T2">Fase/Iteração:</text:span><text:span text:style-name="T1"> Construção_Iteração3<text:tab/><text:tab/></text:span><text:span text:style-name="T2">Esforço Total:</text:span><text:span text:style-name="T1"> 6 horas</text:span></text:p>
      <text:p text:style-name="P5"/>
      <text:p text:style-name="P4"><text:span text:style-name="T2">Atividade:</text:span><text:span text:style-name="T4">Criar EAP da iteração atual</text:span></text:p>
      <text:p text:style-name="P4"><text:span text:style-name="T1">Esforço: 1 hora</text:span></text:p>
      <text:p text:style-name="P4"><text:span text:style-name="T1">Descrição: </text:span><text:span text:style-name="T3">Analisar produtos a serem desenvolvidos na iteração e elaborar a EAP </text:span></text:p>
      <text:p text:style-name="P4"><text:span text:style-name="T1">Produtos: https://docs.google.com/file/d/0ByBzeH1ls34EcGlDanF3clBBQzQ/edit</text:span></text:p>
      <text:p text:style-name="P4"><text:span text:style-name="T1">Equipe: Bruno Marquete</text:span></text:p>
      <text:p text:style-name="P9"><text:span text:style-name="T1"/></text:p>
      <text:p text:style-name="P4"><text:span text:style-name="T2">Atividade: </text:span><text:a xlink:type="simple" xlink:href="http://fs.inf.ufg.br/redmine/issues/415#change-2304"><text:span text:style-name="T4">Preparar dicionarização da EAP</text:span></text:a></text:p>
      <text:p text:style-name="P4"><text:span text:style-name="T1">Esforço: 2,7 horas</text:span></text:p>
      <text:p text:style-name="P4"><text:span text:style-name="T1">Descrição: Criar a dicionarização da EAP Criada</text:span></text:p>
      <text:p text:style-name="P4"><text:span text:style-name="T1">Produtos: https://docs.google.com/document/d/1XKlOlr5QAMaW5sH0yj3hXYU2N4oOCROf6NqmvGduo-g/edit</text:span></text:p>
      <text:p text:style-name="P9"><text:span text:style-name="T1">Equipe: Não se Aplica</text:span></text:p>
      <text:p text:style-name="P9"><text:span text:style-name="T1"/></text:p>
      <text:p text:style-name="P4"><text:span text:style-name="T2">Atividade:</text:span><text:span text:style-name="T4">Atualizar Previsto X Realizado do Escopo do projeto</text:span></text:p>
      <text:p text:style-name="P4"><text:span text:style-name="T1">Esforço: 2,3 horas</text:span></text:p>
      <text:p text:style-name="P4"><text:span text:style-name="T1">Descrição: Atualizar os dados </text:span></text:p>
      <text:p text:style-name="P4"><text:span text:style-name="T1">Produtos: </text:span><text:a xlink:type="simple" xlink:href="https://docs.google.com/spreadsheet/ccc?key=0Ar6w1oZSPJktdFlUb3lWaEpZZXo5UktKQTZnTW0ybXc#gid=0"><text:span text:style-name="T1">https://docs.google.com/spreadsheet/ccc?key=0Ar6w1oZSPJktdFlUb3lWaEpZZXo5UktKQTZnTW0ybXc#gid=0</text:span></text:a></text:p>
      <text:p text:style-name="P9"><text:span text:style-name="T1">Equipe: Não se apl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fo:line-height="100%" fo:break-before="auto" fo:break-after="auto" style:writing-mode="lr-tb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top="0cm" fo:margin-bottom="0cm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1" text:anchor-type="char" svg:x="14.58cm" svg:y="0cm" svg:width="2.256cm" svg:height="1.469cm" draw:z-index="0"><draw:image/></draw:frame></text:p>
        <text:p text:style-name="MP2"><text:span text:style-name="MT1">Sistema</text:span><text:span text:style-name="MT1"> </text:span><text:span text:style-name="MT1">de</text:span><text:span text:style-name="MT1"> </text:span><text:span text:style-name="MT1">Gestão</text:span><text:span text:style-name="MT1"> </text:span><text:span text:style-name="MT1">Bibliográfica</text:span></text:p>
        <text:p text:style-name="MP3"><text:span text:style-name="MT1">Relatório</text:span><text:span text:style-name="MT1"> </text:span><text:span text:style-name="MT1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initial-creator/>
    <meta:editing-cycles>2</meta:editing-cycles>
    <meta:document-statistic meta:table-count="0" meta:image-count="1" meta:object-count="0" meta:page-count="1" meta:paragraph-count="20" meta:word-count="99" meta:character-count="939" meta:non-whitespace-character-count="852"/>
    <dc:date>2013-01-11T20:24:27</dc:date>
    <meta:editing-duration>PT42M52S</meta:editing-duration>
  </office:meta>
</office:document-meta>
</file>